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DFont+F1" svg:font-family="CIDFont+F1"/>
    <style:font-face style:name="CIDFont+F2" svg:font-family="CIDFont+F2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officeooo:paragraph-rsid="0005404a"/>
    </style:style>
    <style:style style:name="P2" style:family="paragraph" style:parent-style-name="Standard">
      <style:paragraph-properties fo:margin-top="0.0398in" fo:margin-bottom="0.0398in" style:contextual-spacing="false"/>
      <style:text-properties fo:font-weight="bold" officeooo:paragraph-rsid="0004a76d" style:font-weight-asian="bold" style:font-weight-complex="bold"/>
    </style:style>
    <style:style style:name="P3" style:family="paragraph" style:parent-style-name="Standard">
      <style:paragraph-properties fo:margin-top="0.0398in" fo:margin-bottom="0.0398in" style:contextual-spacing="false"/>
      <style:text-properties fo:font-weight="bold" officeooo:paragraph-rsid="0005404a" style:font-weight-asian="bold" style:font-weight-complex="bold"/>
    </style:style>
    <style:style style:name="P4" style:family="paragraph" style:parent-style-name="Standard">
      <style:paragraph-properties fo:margin-top="0.0398in" fo:margin-bottom="0.0398in" style:contextual-spacing="false"/>
      <style:text-properties fo:font-weight="bold" officeooo:paragraph-rsid="0006017b" style:font-weight-asian="bold" style:font-weight-complex="bold"/>
    </style:style>
    <style:style style:name="P5" style:family="paragraph" style:parent-style-name="Standard">
      <style:paragraph-properties fo:margin-top="0.1583in" fo:margin-bottom="0.1583in" style:contextual-spacing="false"/>
      <style:text-properties officeooo:paragraph-rsid="0009f5bd"/>
    </style:style>
    <style:style style:name="P6" style:family="paragraph" style:parent-style-name="Standard">
      <style:paragraph-properties fo:margin-top="0.1583in" fo:margin-bottom="0.1583in" style:contextual-spacing="false"/>
      <style:text-properties officeooo:paragraph-rsid="000ac2ca"/>
    </style:style>
    <style:style style:name="P7" style:family="paragraph">
      <style:paragraph-properties fo:text-align="start" style:writing-mode="lr-tb"/>
      <style:text-properties style:font-name="Liberation Serif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11.1000003814697pt" style:font-size-asian="11.1000003814697pt" style:font-size-complex="11.1000003814697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9pt" style:font-size-asian="9pt" style:font-size-complex="9pt"/>
    </style:style>
    <style:style style:name="P10" style:family="paragraph">
      <loext:graphic-properties draw:fill="solid" draw:fill-color="#000000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10pt" style:font-size-asian="10pt" style:font-size-complex="10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</style:style>
    <style:style style:name="T1" style:family="text">
      <style:text-properties fo:color="#000000" loext:opacity="100%" style:font-name="Liberation Serif" fo:font-size="11.1000003814697pt" style:font-size-asian="11.1000003814697pt" style:font-name-complex="CIDFont+F2" style:font-size-complex="11.1000003814697pt"/>
    </style:style>
    <style:style style:name="T2" style:family="text">
      <style:text-properties fo:color="#000000" loext:opacity="100%" style:font-name="Liberation Serif" fo:font-size="9pt" style:font-size-asian="9pt" style:font-name-complex="CIDFont+F1" style:font-size-complex="9pt"/>
    </style:style>
    <style:style style:name="T3" style:family="text">
      <style:text-properties fo:color="#000000" loext:opacity="100%" style:font-name="CIDFont+F1" fo:font-size="10pt" style:font-size-asian="10pt" style:font-name-complex="CIDFont+F1" style:font-size-complex="10pt"/>
    </style:style>
    <style:style style:name="T4" style:family="text">
      <style:text-properties fo:color="#000000" loext:opacity="100%" style:font-name="Liberation Serif" fo:font-size="10pt" style:font-size-asian="10pt" style:font-name-complex="CIDFont+F1" style:font-size-complex="10pt"/>
    </style:style>
    <style:style style:name="T5" style:family="text">
      <style:text-properties fo:color="#000000" loext:opacity="100%" style:font-name="CIDFont+F2" fo:font-size="12pt" style:font-size-asian="12pt" style:font-name-complex="CIDFont+F2" style:font-size-complex="12pt"/>
    </style:style>
    <style:style style:name="T6" style:family="text">
      <style:text-properties fo:color="#000000" loext:opacity="100%" style:font-name="CIDFont+F2" fo:font-size="10pt" style:font-size-asian="10pt" style:font-name-complex="CIDFont+F2" style:font-size-complex="10pt"/>
    </style:style>
    <style:style style:name="T7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T8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T9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0.8291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72in" fo:min-width="1.8957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solid" draw:fill-color="#000000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0.137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4.5602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0.5457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57in" fo:min-width="0.1661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1.4362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3.2126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3.902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0.9591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0.8709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1.0291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0.2937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26in" fo:min-width="0.8575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marker-start="" draw:marker-end="" draw:fill="solid" draw:fill-color="#ffffff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0.1661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7602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3.1874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0.428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002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0.3445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0.8472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0.6638in" fo:padding-top="0in" fo:padding-bottom="0in" fo:padding-left="0in" fo:padding-right="0in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222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0.3992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5209in" fo:padding-top="0in" fo:padding-bottom="0in" fo:padding-left="0in" fo:padding-right="0in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Shape1" draw:style-name="gr17"><draw:frame draw:style-name="gr23" draw:text-style-name="P14" svg:width="0.428in" svg:height="0.1925in" svg:x="0in" svg:y="0.0008in"><draw:text-box><text:p text:style-name="P11"><text:span text:style-name="T9">N</text:span><text:span text:style-name="T9">a</text:span><text:span text:style-name="T9">m</text:span><text:span text:style-name="T9">a</text:span></text:p></draw:text-box></draw:frame><draw:frame draw:style-name="gr24" draw:text-style-name="P14" svg:width="1.0024in" svg:height="0.1925in" svg:x="0.9846in" svg:y="0.0008in"><draw:text-box><text:p text:style-name="P11"><text:span text:style-name="T9">:</text:span><text:span text:style-name="T9"> </text:span><text:span text:style-name="T9">E</text:span><text:span text:style-name="T9">k</text:span><text:span text:style-name="T9">o</text:span><text:span text:style-name="T9"> </text:span><text:span text:style-name="T9">S</text:span><text:span text:style-name="T9">a</text:span><text:span text:style-name="T9">p</text:span><text:span text:style-name="T9">u</text:span><text:span text:style-name="T9">t</text:span><text:span text:style-name="T9">r</text:span><text:span text:style-name="T9">a</text:span></text:p></draw:text-box></draw:frame><draw:frame draw:style-name="gr25" draw:text-style-name="P14" svg:width="0.3449in" svg:height="0.1925in" svg:x="0in" svg:y="0.2217in"><draw:text-box><text:p text:style-name="P11"><text:span text:style-name="T9">NIM</text:span></text:p></draw:text-box></draw:frame><draw:frame draw:style-name="gr26" draw:text-style-name="P14" svg:width="0.8488in" svg:height="0.1925in" svg:x="0.9846in" svg:y="0.2217in"><draw:text-box><text:p text:style-name="P11"><text:span text:style-name="T9">:</text:span><text:span text:style-name="T9"> </text:span><text:span text:style-name="T9">2</text:span><text:span text:style-name="T9">0</text:span><text:span text:style-name="T9">1</text:span><text:span text:style-name="T9">4</text:span><text:span text:style-name="T9">2</text:span><text:span text:style-name="T9">0</text:span><text:span text:style-name="T9">0</text:span><text:span text:style-name="T9">0</text:span><text:span text:style-name="T9">1</text:span></text:p></draw:text-box></draw:frame><draw:frame draw:style-name="gr27" draw:text-style-name="P14" svg:width="0.6642in" svg:height="0.1925in" svg:x="0in" svg:y="0.4409in"><draw:text-box><text:p text:style-name="P11"><text:span text:style-name="T9">Fakultas </text:span></text:p></draw:text-box></draw:frame><draw:frame draw:style-name="gr28" draw:text-style-name="P14" svg:width="1.224in" svg:height="0.1925in" svg:x="0.9846in" svg:y="0.4409in"><draw:text-box><text:p text:style-name="P11"><text:span text:style-name="T9">: </text:span><text:span text:style-name="T9">I</text:span><text:span text:style-name="T9">l</text:span><text:span text:style-name="T9">m</text:span><text:span text:style-name="T9">u</text:span><text:span text:style-name="T9"> </text:span><text:span text:style-name="T9">K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/text:p></draw:text-box></draw:frame><draw:frame draw:style-name="gr29" draw:text-style-name="P14" svg:width="0.3996in" svg:height="0.1925in" svg:x="0in" svg:y="0.6618in"><draw:text-box><text:p text:style-name="P11"><text:span text:style-name="T9">Prodi</text:span></text:p></draw:text-box></draw:frame><draw:frame draw:style-name="gr30" draw:text-style-name="P14" svg:width="1.5213in" svg:height="0.1925in" svg:x="0.9846in" svg:y="0.6618in"><draw:text-box><text:p text:style-name="P11"><text:span text:style-name="T9">: Teknik 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ugas algoritma konversi rupiah ke dollar</text:p>
      <text:p text:style-name="P2">Tuliskan algoritma untuk konversi rupiah ke dalam dollar. </text:p>
      <text:p text:style-name="P3">Ditulis dalam notasi algoritma(BUKAN bahasa pemrograman) Kurs 1$=14500</text:p>
      <text:p text:style-name="P1"/>
      <text:p text:style-name="P1"/>
      <text:p text:style-name="P4">KETERANGAN: </text:p>
      <text:p text:style-name="P6">Input : R (nilai mata uang rupiah, integer dan D(nilai kurs dollar, 1$=14500), konstanta</text:p>
      <text:p text:style-name="P6">Proses :menghitung K = R/D </text:p>
      <text:p text:style-name="P5">Output : K (hasil konversi rupiah ke dollar), integer <text:s/></text:p>
      <text:p text:style-name="P5"/>
      <text:p text:style-name="P5"><draw:g text:anchor-type="paragraph" draw:z-index="2" draw:name="Shape3" draw:style-name="gr1"><draw:frame draw:style-name="gr2" draw:text-style-name="P8" svg:width="0.8295in" svg:height="0.1787in" svg:x="0.0783in" svg:y="0.3248in"><draw:text-box><text:p text:style-name="P7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/text:p></draw:text-box></draw:frame><draw:frame draw:style-name="gr3" draw:text-style-name="P9" svg:width="1.9913in" svg:height="0.1476in" svg:x="0.7953in" svg:y="0.3512in"><draw:text-box><text:p text:style-name="P7"><text:span text:style-name="T2"><text:s text:c="2"/></text:span><text:span text:style-name="T2"><text:s text:c="2"/></text:span><text:span text:style-name="T2">K</text:span><text:span text:style-name="T2">O</text:span><text:span text:style-name="T2">N</text:span><text:span text:style-name="T2">V</text:span><text:span text:style-name="T2">E</text:span><text:span text:style-name="T2">R</text:span><text:span text:style-name="T2">S</text:span><text:span text:style-name="T2">I </text:span><text:span text:style-name="T2">R</text:span><text:span text:style-name="T2">U</text:span><text:span text:style-name="T2">P</text:span><text:span text:style-name="T2">I</text:span><text:span text:style-name="T2">A</text:span><text:span text:style-name="T2">H</text:span><text:span text:style-name="T2"> </text:span><text:span text:style-name="T2">K</text:span><text:span text:style-name="T2">E</text:span><text:span text:style-name="T2"> </text:span><text:span text:style-name="T2">D</text:span><text:span text:style-name="T2">O</text:span><text:span text:style-name="T2">L</text:span><text:span text:style-name="T2">L</text:span><text:span text:style-name="T2">A</text:span><text:span text:style-name="T2">R</text:span></text:p></draw:text-box></draw:frame><draw:polygon draw:style-name="gr4" draw:text-style-name="P10" svg:width="2.2433in" svg:height="0.0083in" svg:x="0.0783in" svg:y="0.4819in" svg:viewBox="0 0 5699 22" draw:points="0,0 5699,0 5699,22 0,22"><text:p/></draw:polygon><draw:frame draw:style-name="gr5" draw:text-style-name="P12" svg:width="0.1386in" svg:height="0.1622in" svg:x="2.3217in" svg:y="0.339in"><draw:text-box><text:p text:style-name="P11"><text:span text:style-name="T3"><text:s/></text:span></text:p></draw:text-box></draw:frame><draw:polygon draw:style-name="gr4" draw:text-style-name="P10" svg:width="3.5366in" svg:height="0.0083in" svg:x="0.0783in" svg:y="0.852in" svg:viewBox="0 0 8984 22" draw:points="0,0 8984,0 8984,22 0,22"><text:p/></draw:polygon><draw:polygon draw:style-name="gr4" draw:text-style-name="P10" svg:width="6.4181in" svg:height="0.0067in" svg:x="0in" svg:y="0.3169in" svg:viewBox="0 0 16303 18" draw:points="0,0 16303,0 16303,18 0,18"><text:p/></draw:polygon><draw:path draw:style-name="gr4" draw:text-style-name="P10" svg:width="6.4248in" svg:height="0.5583in" svg:x="0in" svg:y="0.3169in" svg:viewBox="0 0 16320 1419" svg:d="M16303 0h17v17h-17zM0 17h16v1402h-16z"><text:p/></draw:path><draw:polygon draw:style-name="gr4" draw:text-style-name="P10" svg:width="0.0067in" svg:height="0.5516in" svg:x="6.4181in" svg:y="0.3236in" svg:viewBox="0 0 18 1402" draw:points="0,0 18,0 18,1402 0,1402"><text:p/></draw:polygon><draw:frame draw:style-name="gr6" draw:text-style-name="P13" svg:width="4.5606in" svg:height="0.163in" svg:x="0.0783in" svg:y="0.7091in"><draw:text-box><text:p text:style-name="P7"><text:span text:style-name="T4">{</text:span><text:span text:style-name="T4">d</text:span><text:span text:style-name="T4">i</text:span><text:span text:style-name="T4">b</text:span><text:span text:style-name="T4">a</text:span><text:span text:style-name="T4">c</text:span><text:span text:style-name="T4">a</text:span><text:span text:style-name="T4"> </text:span><text:span text:style-name="T4">R</text:span><text:span text:style-name="T4"> </text:span><text:span text:style-name="T4">d</text:span><text:span text:style-name="T4">a</text:span><text:span text:style-name="T4">n</text:span><text:span text:style-name="T4"> </text:span><text:span text:style-name="T4">D</text:span><text:span text:style-name="T4">, </text:span><text:span text:style-name="T4">m</text:span><text:span text:style-name="T4">e</text:span><text:span text:style-name="T4">n</text:span><text:span text:style-name="T4">g</text:span><text:span text:style-name="T4">h</text:span><text:span text:style-name="T4">i</text:span><text:span text:style-name="T4">t</text:span><text:span text:style-name="T4">u</text:span><text:span text:style-name="T4">n</text:span><text:span text:style-name="T4">g</text:span><text:span text:style-name="T4"> </text:span><text:span text:style-name="T4">K</text:span><text:span text:style-name="T4"> </text:span><text:span text:style-name="T4">=</text:span><text:span text:style-name="T4"> </text:span><text:span text:style-name="T4">R</text:span><text:span text:style-name="T4">/</text:span><text:span text:style-name="T4">D</text:span><text:span text:style-name="T4"> </text:span><text:span text:style-name="T4">d</text:span><text:span text:style-name="T4">a</text:span><text:span text:style-name="T4">n</text:span><text:span text:style-name="T4"> </text:span><text:span text:style-name="T4">m</text:span><text:span text:style-name="T4">e</text:span><text:span text:style-name="T4">n</text:span><text:span text:style-name="T4">u</text:span><text:span text:style-name="T4">l</text:span><text:span text:style-name="T4">i</text:span><text:span text:style-name="T4">s</text:span><text:span text:style-name="T4">k</text:span><text:span text:style-name="T4">a</text:span><text:span text:style-name="T4">n</text:span><text:span text:style-name="T4"> </text:span><text:span text:style-name="T4">h</text:span><text:span text:style-name="T4">a</text:span><text:span text:style-name="T4">s</text:span><text:span text:style-name="T4">i</text:span><text:span text:style-name="T4">l</text:span><text:span text:style-name="T4">n</text:span><text:span text:style-name="T4">y</text:span><text:span text:style-name="T4">a</text:span><text:span text:style-name="T4">}</text:span><text:span text:style-name="T4"> </text:span></text:p></draw:text-box></draw:frame><draw:frame draw:style-name="gr7" draw:text-style-name="P8" svg:width="0.5587in" svg:height="0.1787in" svg:x="0.0783in" svg:y="0.8835in"><draw:text-box><text:p text:style-name="P7"><text:span text:style-name="T1">K</text:span><text:span text:style-name="T1">A</text:span><text:span text:style-name="T1">M</text:span><text:span text:style-name="T1">U</text:span><text:span text:style-name="T1">S</text:span></text:p></draw:text-box></draw:frame><draw:frame draw:style-name="gr8" draw:text-style-name="P14" svg:width="0.1661in" svg:height="0.1988in" svg:x="0.5598in" svg:y="0.8709in"><draw:text-box><text:p text:style-name="P11"><text:span text:style-name="T5"><text:s/></text:span></text:p></draw:text-box></draw:frame><draw:frame draw:style-name="gr8" draw:text-style-name="P14" svg:width="0.1661in" svg:height="0.1988in" svg:x="0.0783in" svg:y="1.239in"><draw:text-box><text:p text:style-name="P11"><text:span text:style-name="T5"><text:s/></text:span></text:p></draw:text-box></draw:frame><draw:frame draw:style-name="gr9" draw:text-style-name="P13" svg:width="1.4362in" svg:height="0.163in" svg:x="0.5783in" svg:y="1.2654in"><draw:text-box><text:p text:style-name="P7"><text:span text:style-name="T4">R</text:span><text:span text:style-name="T4"> </text:span><text:span text:style-name="T4">: </text:span><text:span text:style-name="T4">i</text:span><text:span text:style-name="T4">n</text:span><text:span text:style-name="T4">t</text:span><text:span text:style-name="T4">e</text:span><text:span text:style-name="T4">g</text:span><text:span text:style-name="T4">e</text:span><text:span text:style-name="T4">r </text:span><text:span text:style-name="T4">{</text:span><text:span text:style-name="T4">r</text:span><text:span text:style-name="T4">u</text:span><text:span text:style-name="T4">p</text:span><text:span text:style-name="T4">i</text:span><text:span text:style-name="T4">a</text:span><text:span text:style-name="T4">h</text:span><text:span text:style-name="T4">}</text:span><text:span text:style-name="T4"> </text:span></text:p></draw:text-box></draw:frame><draw:frame draw:style-name="gr5" draw:text-style-name="P12" svg:width="0.1378in" svg:height="0.1622in" svg:x="0.0783in" svg:y="1.6307in"><draw:text-box><text:p text:style-name="P11"><text:span text:style-name="T3"><text:s/></text:span></text:p></draw:text-box></draw:frame><draw:frame draw:style-name="gr10" draw:text-style-name="P13" svg:width="3.213in" svg:height="0.163in" svg:x="0.578in" svg:y="1.6307in"><draw:text-box><text:p text:style-name="P7"><text:span text:style-name="T4">D</text:span><text:span text:style-name="T4"> </text:span><text:span text:style-name="T4">: </text:span><text:span text:style-name="T4">1</text:span><text:span text:style-name="T4">4</text:span><text:span text:style-name="T4">5</text:span><text:span text:style-name="T4">0</text:span><text:span text:style-name="T4">0</text:span><text:span text:style-name="T4"> </text:span><text:span text:style-name="T4">{</text:span><text:span text:style-name="T4">k</text:span><text:span text:style-name="T4">o</text:span><text:span text:style-name="T4">n</text:span><text:span text:style-name="T4">s</text:span><text:span text:style-name="T4">t</text:span><text:span text:style-name="T4">a</text:span><text:span text:style-name="T4">n</text:span><text:span text:style-name="T4">t</text:span><text:span text:style-name="T4">a</text:span><text:span text:style-name="T4">, </text:span><text:span text:style-name="T4">1</text:span><text:span text:style-name="T4"> </text:span><text:span text:style-name="T4">d</text:span><text:span text:style-name="T4">o</text:span><text:span text:style-name="T4">l</text:span><text:span text:style-name="T4">l</text:span><text:span text:style-name="T4">a</text:span><text:span text:style-name="T4">r </text:span><text:span text:style-name="T4">d</text:span><text:span text:style-name="T4">a</text:span><text:span text:style-name="T4">l</text:span><text:span text:style-name="T4">a</text:span><text:span text:style-name="T4">m</text:span><text:span text:style-name="T4"> </text:span><text:span text:style-name="T4">r</text:span><text:span text:style-name="T4">u</text:span><text:span text:style-name="T4">p</text:span><text:span text:style-name="T4">i</text:span><text:span text:style-name="T4">a</text:span><text:span text:style-name="T4">h</text:span><text:span text:style-name="T4">}</text:span><text:span text:style-name="T4"> </text:span></text:p></draw:text-box></draw:frame><draw:frame draw:style-name="gr5" draw:text-style-name="P12" svg:width="0.1378in" svg:height="0.163in" svg:x="0.0783in" svg:y="1.9937in"><draw:text-box><text:p text:style-name="P11"><text:span text:style-name="T3"><text:s/></text:span></text:p></draw:text-box></draw:frame><draw:polygon draw:style-name="gr4" draw:text-style-name="P10" svg:width="6.4181in" svg:height="0.0067in" svg:x="0in" svg:y="0.8748in" svg:viewBox="0 0 16303 18" draw:points="0,0 16303,0 16303,18 0,18"><text:p/></draw:polygon><draw:path draw:style-name="gr4" draw:text-style-name="P10" svg:width="6.4248in" svg:height="1.285in" svg:x="0in" svg:y="0.8748in" svg:viewBox="0 0 16320 3265" svg:d="M16303 0h17v17h-17zM0 17h16v3248h-16z"><text:p/></draw:path><draw:polygon draw:style-name="gr4" draw:text-style-name="P10" svg:width="0.0067in" svg:height="1.2783in" svg:x="6.4181in" svg:y="0.8819in" svg:viewBox="0 0 18 3248" draw:points="0,0 18,0 18,3248 0,3248"><text:p/></draw:polygon><draw:frame draw:style-name="gr11" draw:text-style-name="P13" svg:width="3.9024in" svg:height="0.163in" svg:x="0.578in" svg:y="1.9937in"><draw:text-box><text:p text:style-name="P7"><text:span text:style-name="T4">K</text:span><text:span text:style-name="T4"> </text:span><text:span text:style-name="T4">: </text:span><text:span text:style-name="T4">i</text:span><text:span text:style-name="T4">n</text:span><text:span text:style-name="T4">t</text:span><text:span text:style-name="T4">e</text:span><text:span text:style-name="T4">g</text:span><text:span text:style-name="T4">e</text:span><text:span text:style-name="T4">r </text:span><text:span text:style-name="T4">{</text:span><text:span text:style-name="T4">m</text:span><text:span text:style-name="T4">e</text:span><text:span text:style-name="T4">r</text:span><text:span text:style-name="T4">u</text:span><text:span text:style-name="T4">p</text:span><text:span text:style-name="T4">a</text:span><text:span text:style-name="T4">k</text:span><text:span text:style-name="T4">a</text:span><text:span text:style-name="T4">n</text:span><text:span text:style-name="T4"> </text:span><text:span text:style-name="T4">h</text:span><text:span text:style-name="T4">a</text:span><text:span text:style-name="T4">s</text:span><text:span text:style-name="T4">i</text:span><text:span text:style-name="T4">l </text:span><text:span text:style-name="T4">k</text:span><text:span text:style-name="T4">o</text:span><text:span text:style-name="T4">n</text:span><text:span text:style-name="T4">v</text:span><text:span text:style-name="T4">e</text:span><text:span text:style-name="T4">r</text:span><text:span text:style-name="T4">s</text:span><text:span text:style-name="T4">i </text:span><text:span text:style-name="T4">r</text:span><text:span text:style-name="T4">u</text:span><text:span text:style-name="T4">p</text:span><text:span text:style-name="T4">i</text:span><text:span text:style-name="T4">a</text:span><text:span text:style-name="T4">h</text:span><text:span text:style-name="T4"> </text:span><text:span text:style-name="T4">k</text:span><text:span text:style-name="T4">e</text:span><text:span text:style-name="T4"> </text:span><text:span text:style-name="T4">d</text:span><text:span text:style-name="T4">o</text:span><text:span text:style-name="T4">l</text:span><text:span text:style-name="T4">l</text:span><text:span text:style-name="T4">a</text:span><text:span text:style-name="T4">r</text:span><text:span text:style-name="T4">}</text:span><text:span text:style-name="T4"> </text:span></text:p></draw:text-box></draw:frame><draw:frame draw:style-name="gr12" draw:text-style-name="P8" svg:width="0.9594in" svg:height="0.1787in" svg:x="0.0783in" svg:y="2.1681in"><draw:text-box><text:p text:style-name="P7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M</text:span><text:span text:style-name="T1">A</text:span><text:span text:style-name="T1"> </text:span></text:p></draw:text-box></draw:frame><draw:frame draw:style-name="gr8" draw:text-style-name="P14" svg:width="0.1661in" svg:height="0.1988in" svg:x="0.0783in" svg:y="2.5256in"><draw:text-box><text:p text:style-name="P11"><text:span text:style-name="T5"><text:s/></text:span></text:p></draw:text-box></draw:frame><draw:frame draw:style-name="gr13" draw:text-style-name="P13" svg:width="0.8713in" svg:height="0.163in" svg:x="0.5783in" svg:y="2.552in"><draw:text-box><text:p text:style-name="P7"><text:span text:style-name="T4">I</text:span><text:span text:style-name="T4">n</text:span><text:span text:style-name="T4">p</text:span><text:span text:style-name="T4">u</text:span><text:span text:style-name="T4">t </text:span><text:span text:style-name="T4">: </text:span><text:span text:style-name="T4"><text:s text:c="2"/></text:span><text:span text:style-name="T4"><text:s/></text:span><text:span text:style-name="T4">(</text:span><text:span text:style-name="T4">R</text:span><text:span text:style-name="T4">) </text:span></text:p></draw:text-box></draw:frame><draw:frame draw:style-name="gr5" draw:text-style-name="P12" svg:width="0.1378in" svg:height="0.163in" svg:x="0.0783in" svg:y="2.9154in"><draw:text-box><text:p text:style-name="P11"><text:span text:style-name="T3"><text:s/></text:span></text:p></draw:text-box></draw:frame><draw:frame draw:style-name="gr14" draw:text-style-name="P13" svg:width="1.0295in" svg:height="0.163in" svg:x="0.578in" svg:y="2.9154in"><draw:text-box><text:p text:style-name="P7"><text:span text:style-name="T4">D</text:span><text:span text:style-name="T4"> <text:s/></text:span><text:span text:style-name="T4"><text:s text:c="2"/></text:span><text:span text:style-name="T4"><text:s text:c="2"/></text:span><text:span text:style-name="T4"><text:s text:c="2"/></text:span><text:span text:style-name="T4">: </text:span><text:span text:style-name="T4">1</text:span><text:span text:style-name="T4">4</text:span><text:span text:style-name="T4">5</text:span><text:span text:style-name="T4">0</text:span><text:span text:style-name="T4">0</text:span><text:span text:style-name="T4"> </text:span></text:p></draw:text-box></draw:frame><draw:frame draw:style-name="gr5" draw:text-style-name="P12" svg:width="0.1378in" svg:height="0.1622in" svg:x="0.0783in" svg:y="3.2791in"><draw:text-box><text:p text:style-name="P11"><text:span text:style-name="T3"><text:s/></text:span></text:p></draw:text-box></draw:frame><draw:frame draw:style-name="gr5" draw:text-style-name="P13" svg:width="0.1378in" svg:height="0.163in" svg:x="0.578in" svg:y="3.2791in"><draw:text-box><text:p text:style-name="P7"><text:span text:style-name="T4">K</text:span><text:span text:style-name="T4"> </text:span></text:p></draw:text-box></draw:frame><draw:frame draw:style-name="gr15" draw:text-style-name="P13" svg:width="0.2941in" svg:height="0.163in" svg:x="1.0783in" svg:y="3.2791in"><draw:text-box><text:p text:style-name="P7"><text:span text:style-name="T4">R</text:span><text:span text:style-name="T4">/</text:span><text:span text:style-name="T4">D</text:span><text:span text:style-name="T4"> </text:span></text:p></draw:text-box></draw:frame><draw:frame draw:style-name="gr5" draw:text-style-name="P12" svg:width="0.1378in" svg:height="0.163in" svg:x="0.0783in" svg:y="3.6437in"><draw:text-box><text:p text:style-name="P11"><text:span text:style-name="T3"><text:s/></text:span></text:p></draw:text-box></draw:frame><draw:polygon draw:style-name="gr4" draw:text-style-name="P10" svg:width="6.4181in" svg:height="0.0067in" svg:x="0in" svg:y="2.1602in" svg:viewBox="0 0 16303 18" draw:points="0,0 16303,0 16303,18 0,18"><text:p/></draw:polygon><draw:polygon draw:style-name="gr4" draw:text-style-name="P10" svg:width="0.0067in" svg:height="0.0067in" svg:x="6.4181in" svg:y="2.1602in" svg:viewBox="0 0 18 18" draw:points="0,0 18,0 18,18 0,18"><text:p/></draw:polygon><draw:polygon draw:style-name="gr4" draw:text-style-name="P10" svg:width="0.0063in" svg:height="1.65in" svg:x="0in" svg:y="2.1669in" svg:viewBox="0 0 17 4192" draw:points="0,0 17,0 17,4192 0,4192"><text:p/></draw:polygon><draw:polygon draw:style-name="gr4" draw:text-style-name="P10" svg:width="6.4181in" svg:height="0.0067in" svg:x="0in" svg:y="3.8102in" svg:viewBox="0 0 16303 18" draw:points="0,0 16303,0 16303,18 0,18"><text:p/></draw:polygon><draw:polygon draw:style-name="gr4" draw:text-style-name="P10" svg:width="0.0067in" svg:height="1.65in" svg:x="6.4181in" svg:y="2.1669in" svg:viewBox="0 0 18 4192" draw:points="0,0 18,0 18,4192 0,4192"><text:p/></draw:polygon><draw:polygon draw:style-name="gr4" draw:text-style-name="P10" svg:width="0.0067in" svg:height="0.0067in" svg:x="6.4181in" svg:y="3.8102in" svg:viewBox="0 0 18 18" draw:points="0,0 18,0 18,18 0,18"><text:p/></draw:polygon><draw:frame draw:style-name="gr16" draw:text-style-name="P13" svg:width="0.8579in" svg:height="0.163in" svg:x="0.578in" svg:y="3.6437in"><draw:text-box><text:p text:style-name="P7"><text:span text:style-name="T4">O</text:span><text:span text:style-name="T4">u</text:span><text:span text:style-name="T4">t</text:span><text:span text:style-name="T4">p</text:span><text:span text:style-name="T4">u</text:span><text:span text:style-name="T4">t </text:span><text:span text:style-name="T4">: </text:span><text:span text:style-name="T4">(</text:span><text:span text:style-name="T4">K</text:span><text:span text:style-name="T4">) </text:span></text:p></draw:text-box></draw:frame><draw:path draw:style-name="gr4" draw:text-style-name="P10" svg:width="0.3331in" svg:height="0.1106in" svg:x="0.715in" svg:y="3.2992in" svg:viewBox="0 0 847 282" svg:d="M847 122h-814v38h814zM237 3l-237 136 237 141c8 4 17 4 25-5 4-8 0-21-8-25l-212-124v30l212-123c8-4 12-17 8-25-8-9-17-9-25-5z"><text:p/></draw:path><draw:frame draw:style-name="gr5" draw:text-style-name="P12" svg:width="0.1378in" svg:height="0.163in" svg:x="0.0783in" svg:y="4.0154in"><draw:text-box><text:p text:style-name="P11"><text:span text:style-name="T6"><text:s/>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DFont+F1" svg:font-family="CIDFont+F1"/>
    <style:font-face style:name="CIDFont+F2" svg:font-family="CIDFont+F2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ffffff"/>
    </style:style>
    <style:style style:name="MP2" style:family="paragraph">
      <loext:graphic-properties draw:fill="solid" draw:fill-color="#000000"/>
    </style:style>
    <style:style style:name="MP3" style:family="paragraph">
      <style:paragraph-properties fo:text-align="start" style:writing-mode="lr-tb"/>
    </style:style>
    <style:style style:name="M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5" style:family="paragraph">
      <loext:graphic-properties draw:fill="none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T2" style:family="text">
      <style:text-properties fo:color="#00008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ffffff" style:run-through="foreground"/>
    </style:style>
    <style:style style:name="Mgr3" style:family="graphic">
      <style:graphic-properties draw:stroke="none" draw:marker-start="" draw:marker-end="" draw:fill="solid" draw:fill-color="#000000" style:run-through="foreground"/>
    </style:style>
    <style:style style:name="M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0.1661in" fo:padding-top="0in" fo:padding-bottom="0in" fo:padding-left="0in" fo:padding-right="0in" style:run-through="foreground"/>
      <style:paragraph-properties style:writing-mode="lr-tb"/>
    </style:style>
    <style:style style:name="Mgr5" style:family="graphic">
      <style:graphic-properties draw:stroke="solid" svg:stroke-width="0.0098in" svg:stroke-color="#00008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M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54in" fo:min-width="1.7602in" fo:padding-top="0in" fo:padding-bottom="0in" fo:padding-left="0in" fo:padding-right="0in" style:run-through="foreground"/>
      <style:paragraph-properties style:writing-mode="lr-tb"/>
    </style:style>
    <style:style style:name="M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3.1874in" fo:padding-top="0in" fo:padding-bottom="0in" fo:padding-left="0in" fo:padding-right="0in" style:run-through="foreground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1" draw:name="Shape2" draw:style-name="Mgr1"><draw:polygon draw:style-name="Mgr2" draw:text-style-name="MP1" svg:width="0.5917in" svg:height="0.5819in" svg:x="-0.6555in" svg:y="-0.1043in" svg:viewBox="0 0 1504 1479" draw:points="753,1479 0,1479 0,0 1504,0 1504,1479"><text:p/></draw:polygon><draw:path draw:style-name="Mgr3" draw:text-style-name="MP2" svg:width="0.5543in" svg:height="0.5445in" svg:x="-0.6366in" svg:y="-0.0858in" svg:viewBox="0 0 1409 1384" svg:d="M0 0h49 48 49 48 50 48 49v48 47 48 48 47 48 48h-49-48-50-48-49-48-49v-48-48-47-48-48-47zM49 48v47 48 48 47 48h48 49 48 50 48v-48-47-48-48-47h-48-50-48-49zM438 0h48v48h-48zM583 0h49v48 47 48h-49v48h-48-49-48v-48h-49v-48-47h49v47h48 49v-47h48zM729 0h48v48 47h-48-49v-47h49zM923 0h48v48h-48zM1068 0h49 48 49 48 50 47 50v48 47 48 48 47 48 48h-50-47-50-48-49-48-49v-48-48-47-48-48-47zM1117 48v47 48 48 47 48h48 49 48 50 47v-48-47-48-48-47h-47-50-48-49zM874 48h49v47h48v-47h49v47 48h-49-48v48 47h48v48h-48v48h48v47 48h-48v-48h-49-48-49-48v48 47 48h48v-48-47h49 48v47 48h-48v48h48v47 48 49h49v48h-49v48h-48v-48h-49v-48h49v-49-48h-49-48v-47h-49-48v-48h48v-48h-48v-47-48h48v-47-48h49v48h48v-48h49v48h48v-48-48-47-48h-48v-48h48zM97 95h49 48 50v48 48 47h-50-48-49v-47-48zM1165 95h49 48 50v48 48 47h-50-48-49v-47-48zM680 143h49 48 49v48 47h-49v48h-48v-48h-49v48h-48v-48-47h48zM389 191h49v47h48v48h-48v48h48v47h-48-49v-47-48-48zM535 238h48v48h-48zM486 286h49v48h-49zM583 286h49v48 47h-49v-47zM971 286h49v48h-49zM0 381h49 48v48h-48v47h48v48h49v-48-47-48h48v48h50 48v47h49v48h-49v48h-48-50v47h-48-49v-47h-48-49v-48-48-47zM292 381h49 48v48h-48-49zM486 381h49v48h48v47h-48v48h-49-48-49v-48h49 48v-47zM1068 381h49 48 49v48h-49-48v47h-49v-47zM1262 381h50 47v48h-47-50zM194 476v48h50v-48zM971 429h49v47h-49zM1214 429h48v47h50 47v48 48h50v47h-50-47v-47h-50v-48h-48v48h-49v-48-48h49zM1359 429h50v47h-50zM923 476h48v48 48h-48-49v-48h49zM1020 476h48v48h-48zM341 524h48v48h49v47h-49v48h49v49h48v-49-48h49 48v-47h49v47 48h48v49h49v48h-49-48v48h-49-48-49-48-49v47h-48v-47h-49v-48h49v-48h-49-48v-49h48 49v-48h-49v-47h49zM971 572h49 48 49v47h-49v48h-48v49h48v-49h49 48 49 48 50 47 50v49h-50v48 48h-47v-48-48h-50v48h-48v-48h-49-48v48h-49-48v48h48 49v-48h48v48 47h49v49 47 48 48 47h48 50v-47h-50v-48-48h50v48h47 50v48h-50v47h50v48h-50v48 47h-47v48h-50-48v47h48v48h-48-49-48-49-48-49v-48h-48-49v48h-48v-48h-49-48-49-48v48h-49-48-49v-48h49 48v-47h-48v-48h48v-47-48h49v-48-47h48 49v47h-49v48 48h-48v47 48h48v-48h49v48h48 49 48v-48h49v-47h48v-48-48-47h-48v-48-48h48v-47h49v-49h-49v-47-48-48-49h-48v-48h48zM1214 572h48v47h-48zM194 619h50v48h-50zM535 667v49 48h48v-48-49zM680 619h49v48h-49zM49 667h48 49v49h48 50v48h-50v48 47h-48-49-48v-47-48h48v48h49v-48h-49v-48h-48zM0 716h49v48h-49zM729 764h48v48h-48zM244 812h48v47h-48zM632 812h48 49v47 49 47 48h-49-48v48h-49v-48h-48-49v-48h-48v-47h48v-49h49v49h48 49v47h48v-47h-48v-49zM777 812h49v47h-49zM1068 859v49 47h49v-47-49zM1214 812h48v47h-48zM1359 812h50v47 49 47h-50-47v-47-49h47zM0 859h49v49h-49zM292 859h49v49h-49zM874 859h49v49 47h-49-48v48 48h48v47h-48v48h48v48 47h-48-49v-47h-48v-48h48v-48-47h-48v-48h48v-48-47h49 48zM97 908h49 48 50 48v47h49v-47h48v47 48h-48-49-48-50-48v-48h-49zM0 955h49v48h-49zM1020 1003v48 47 48h48 49 48v-48-47-48h-48-49zM389 1003h49 48v48h49v47h48v48h-48v48 47h-49-48-49v-47h49v-48h48v-48h-48-49v-47zM0 1051h49 48 49 48 50 48 49v47 48 48 47 48 47 48h-49-48-50-48-49-48-49v-48-47-48-47-48-48zM49 1098v48 48 47 48 47h48 49 48 50 48v-47-48-47-48-48h-48-50-48-49zM1068 1051h49v47h-49zM1214 1146v48h48 50v-48h-50zM97 1146h49 48 50v48 47 48h-50-48-49v-48-47zM1020 1194v47 48h48v47h49 48v-47-48h-48-49v-47zM1359 1241h50v48h-50zM389 1289h49 48v47h-48v48h-49v-48zM1312 1289h47v47 48h-47v-48z"><text:p/></draw:path><draw:frame draw:style-name="Mgr4" draw:text-style-name="MP4" svg:width="0.1661in" svg:height="0.1925in" svg:x="-0.0311in" svg:y="0.0409in"><draw:text-box><text:p text:style-name="MP3"><text:span text:style-name="MT1"><text:s text:c="2"/></text:span></text:p></draw:text-box></draw:frame><draw:line draw:style-name="Mgr5" draw:text-style-name="MP5" svg:x1="0.135in" svg:y1="0.3961in" svg:x2="1.6697in" svg:y2="0.3961in"><text:p/></draw:line><draw:frame draw:style-name="Mgr6" draw:text-style-name="MP4" svg:width="1.7606in" svg:height="0.1925in" svg:x="-0.0311in" svg:y="0.2319in"><draw:text-box><text:p text:style-name="MP3"><text:span text:style-name="MT1"><text:s text:c="4"/></text:span><text:span text:style-name="MT2">w</text:span><text:span text:style-name="MT2">w</text:span><text:span text:style-name="MT2">w</text:span><text:span text:style-name="MT2">.e</text:span><text:span text:style-name="MT2">k</text:span><text:span text:style-name="MT2">o</text:span><text:span text:style-name="MT2">v</text:span><text:span text:style-name="MT2">e</text:span><text:span text:style-name="MT2">g</text:span><text:span text:style-name="MT2">e</text:span><text:span text:style-name="MT2">a</text:span><text:span text:style-name="MT2">n</text:span><text:span text:style-name="MT2">c</text:span><text:span text:style-name="MT2">e.</text:span><text:span text:style-name="MT2">x</text:span><text:span text:style-name="MT2">y</text:span><text:span text:style-name="MT2">z</text:span><text:span text:style-name="MT1"> </text:span></text:p></draw:text-box></draw:frame><draw:frame draw:style-name="Mgr7" draw:text-style-name="MP4" svg:width="3.2713in" svg:height="0.1925in" svg:x="0.0516in" svg:y="0.0421in"><draw:text-box><text:p text:style-name="MP3"><text:span text:style-name="MT1"><text:s text:c="2"/></text:span><text:span text:style-name="MT1">E</text:span><text:span text:style-name="MT1">k</text:span><text:span text:style-name="MT1">o </text:span><text:span text:style-name="MT1">S</text:span><text:span text:style-name="MT1">a</text:span><text:span text:style-name="MT1">p</text:span><text:span text:style-name="MT1">ut</text:span><text:span text:style-name="MT1">ra </text:span><text:span text:style-name="MT1">| </text:span><text:span text:style-name="MT1">A</text:span><text:span text:style-name="MT1">L</text:span><text:span text:style-name="MT1">G</text:span><text:span text:style-name="MT1">O</text:span><text:span text:style-name="MT1">R</text:span><text:span text:style-name="MT1">I</text:span><text:span text:style-name="MT1">T</text:span><text:span text:style-name="MT1">M</text:span><text:span text:style-name="MT1">A </text:span><text:span text:style-name="MT1">S</text:span><text:span text:style-name="MT1">M</text:span><text:span text:style-name="MT1">1 </text:span><text:span text:style-name="MT1">1</text:span><text:span text:style-name="MT1">0</text:span><text:span text:style-name="MT1">N</text:span><text:span text:style-name="MT1">O</text:span><text:span text:style-name="MT1">V</text:span><text:span text:style-name="MT1">2</text:span><text:span text:style-name="MT1">0</text:span><text:span text:style-name="MT1">2</text:span><text:span text:style-name="MT1">0</text:span></text:p></draw:text-box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0T10:49:26.013859299</meta:creation-date>
    <dc:date>2020-11-10T11:00:19.645274058</dc:date>
    <meta:editing-duration>PT10M43S</meta:editing-duration>
    <meta:editing-cycles>22</meta:editing-cycles>
    <meta:generator>LibreOffice/7.0.2.2$Linux_X86_64 LibreOffice_project/00$Build-2</meta:generator>
    <meta:document-statistic meta:table-count="0" meta:image-count="0" meta:object-count="0" meta:page-count="1" meta:paragraph-count="7" meta:word-count="51" meta:character-count="351" meta:non-whitespace-character-count="302"/>
  </office:meta>
</office:document-meta>
</file>